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Arial Black'" style:font-family-asian="'Arial Black'" style:font-family-complex="'Arial Black'" fo:background-color="transparent" style:use-window-font-color="true"/>
    </style:style>
    <style:style style:name="T2" style:family="text">
      <style:text-properties fo:font-size="18.00pt" fo:font-weight="bold" fo:font-family="'Bahnschrift SemiBold'" style:font-family-asian="'Bahnschrift SemiBold'" style:font-family-complex="'Bahnschrift SemiBold'"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style:style>
    <style:style style:name="T4" style:family="text">
      <style:text-properties fo:font-size="18.00pt" fo:font-weight="bold" fo:font-family="'Arial Black'" style:font-family-asian="'Arial Black'" style:font-family-complex="'Arial Black'" fo:background-color="transparent" style:use-window-font-color="true"/>
    </style:style>
    <style:style style:name="T5" style:family="text">
      <style:text-properties fo:font-size="18.00pt" fo:font-weight="normal" fo:font-family="Calibri" style:font-family-asian="Calibri" style:font-family-complex="Calibri" fo:background-color="transparent" style:use-window-font-color="true"/>
    </style:style>
    <style:style style:name="T6" style:family="text">
      <style:text-properties fo:font-size="10.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Building A Restaurant Website With Boot Strap</text:span></text:p>
      <text:p text:style-name="P1"><text:span text:style-name="T2">Project objective&amp; Background:</text:span></text:p>
      <text:p text:style-name="P1"><text:span text:style-name="T3">To build a website for restaurant where user can read the details of restaurant.The company has been approached by a client who wants to build a website for their restaurant . The website should provide the users a brief overview of the restaurant and its bestsellers, its address, as well as an option to contact the restaurant. During sprint planning, you agree to lead this project and develop the website. </text:span></text:p>
      <text:p text:style-name="P1"><text:span text:style-name="T4">Developer details</text:span><text:span text:style-name="T5">:</text:span></text:p>
      <text:p text:style-name="P1"><text:span text:style-name="T5">Name :Ranjeeta</text:span></text:p>
      <text:p text:style-name="P1"><text:span text:style-name="T5">github link:https://github.com/ranjeeta-jamadar/Restaurant.git</text:span></text:p>
      <text:p text:style-name="P1"><text:span text:style-name="T5">I have built an website using Html and Bootstrap to bulid the website.i have added a contact form to contact restaurant for users.The tools i have used are Html,Bootstrap,Javascript</text:span></text:p>
      <text:p text:style-name="P1"><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